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tyle="italic"/>
    </style:style>
    <style:style style:name="T4" style:family="text">
      <style:text-properties fo:font-style="italic"/>
    </style:style>
    <style:style style:name="T5" style:family="text">
      <style:text-properties fo:color="#ffffff" fo:font-style="italic"/>
    </style:style>
    <style:style style:name="T6" style:family="text">
      <style:text-properties fo:color="#23ff23" fo:font-style="normal"/>
    </style:style>
    <style:style style:name="T7" style:family="text">
      <style:text-properties fo:color="#ffff00" fo:font-style="normal"/>
    </style:style>
    <style:style style:name="T8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ockets</presentation:footer-decl>
      <presentation:footer-decl presentation:name="ftr2">CMPTxxxx</presentation:footer-decl>
      <presentation:date-time-decl presentation:name="dtd1" presentation:source="fixed">14 Ma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TCP/IP Networking and Socket I/O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4 Mar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Internet Protocol transmissions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1">Internet Protocol</text:span> (IP) is the standard by which all communications over the Internet are don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ost</text:span> / IP addr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rt</text:span> number: 0-65535 (0-1023 reserved)</text:p>
                  </text:list-item>
                </text:list>
              </text:list-item>
            </text:list>
            <text:list text:style-name="L3">
              <text:list-item>
                <text:p text:style-name="P3">Two kinds of IP <text:span text:style-name="T1">packet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CP</text:span>: <text:span text:style-name="T1">connection</text:span>-orien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Handshake, more <text:span text:style-name="T1">overhe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DP</text:span>: <text:span text:style-name="T1">connectionl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ackets might <text:span text:style-name="T1">disappear</text:span>, or be out of <text:span text:style-name="T1">order</text:span>, or get <text:span text:style-name="T1">duplica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Making a TCP Server in Java</text:p>
          </draw:text-box>
        </draw:frame>
        <draw:frame presentation:style-name="pr6" draw:text-style-name="P3" draw:layer="layout" svg:width="25.199cm" svg:height="14.735cm" svg:x="1.4cm" svg:y="4.507cm" presentation:class="outline" presentation:user-transformed="true">
          <draw:text-box>
            <text:list text:style-name="L3">
              <text:list-item>
                <text:p text:style-name="P3">java.net.<text:span text:style-name="T1">ServerSocket</text:span> objec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erver = new ServerSocket( </text:span><text:span text:style-name="T3">port</text:span><text:span text:style-name="T2">, </text:span><text:span text:style-name="T3">maxclients</text:span><text:span text:style-name="T2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maxclients</text:span> is <text:span text:style-name="T1">queue</text:span> length: reject too many cli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indException</text:span> raised if invalid/used por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Bind</text:span> socket (start <text:span text:style-name="T1">listening</text:span>) (blocking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nnection = server.accep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s a java.net.<text:span text:style-name="T1">Socket</text:span> object</text:p>
                  </text:list-item>
                </text:list>
              </text:list-item>
            </text:list>
            <text:list text:style-name="L3">
              <text:list-item>
                <text:p text:style-name="P3">Communicate via <text:span text:style-name="T1">stream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nnection.getInputStream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ew ObjectInputStream(</text:span><text:span text:style-name="T2"><text:line-break/></text:span><text:span text:style-name="T2"><text:tab/></text:span><text:span text:style-name="T2"><text:tab/></text:span><text:span text:style-name="T2"><text:tab/></text:span><text:span text:style-name="T2">connection.getInputStream()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TCP client in Java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nnect</text:span> to serv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nnection = new Socket( host, port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nknownHostException</text:span> may be raised</text:p>
                  </text:list-item>
                </text:list>
              </text:list-item>
            </text:list>
            <text:list text:style-name="L3">
              <text:list-item>
                <text:p text:style-name="P3">Communicate via <text:span text:style-name="T1">stream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nnection.getInputStream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ew ObjectInputStream(</text:span><text:span text:style-name="T2"><text:line-break/></text:span><text:span text:style-name="T2"><text:tab/></text:span><text:span text:style-name="T2"><text:tab/></text:span><text:span text:style-name="T2"><text:tab/></text:span><text:span text:style-name="T2">connection.getInputStream()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Servers and multithreading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(More on threading next time)</text:p>
              </text:list-item>
            </text:list>
            <text:list text:style-name="L3">
              <text:list-item>
                <text:p text:style-name="P3"><text:span text:style-name="T1">Master</text:span> thread listens on port</text:p>
              </text:list-item>
            </text:list>
            <text:list text:style-name="L3">
              <text:list-item>
                <text:p text:style-name="P3">When a <text:span text:style-name="T1">client</text:span> connects, <text:span text:style-name="T1">fork</text:span> off a thread</text:p>
              </text:list-item>
            </text:list>
            <text:list text:style-name="L3">
              <text:list-item>
                <text:list>
                  <text:list-item>
                    <text:p text:style-name="P4">Thread handles <text:span text:style-name="T1">communication</text:span> with that client</text:p>
                  </text:list-item>
                </text:list>
              </text:list-item>
            </text:list>
            <text:list text:style-name="L3">
              <text:list-item>
                <text:p text:style-name="P3">Master thread continues <text:span text:style-name="T1">listening</text:span> for other connections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<text:span text:style-name="T1">Overhead</text:span> in forking new threads: keep a <text:span text:style-name="T1">pool</text:span> of threads available, reuse dormant threa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Connectionless client/server</text:p>
          </draw:text-box>
        </draw:frame>
        <draw:frame presentation:style-name="pr6" draw:text-style-name="P3" draw:layer="layout" svg:width="25.199cm" svg:height="14.49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TCP</text:span> is <text:span text:style-name="T1">connection</text:span>-oriented</text:p>
              </text:list-item>
            </text:list>
            <text:list text:style-name="L3">
              <text:list-item>
                <text:p text:style-name="P3"><text:span text:style-name="T1">UDP</text:span> is connection<text:span text:style-name="T1">less</text:span></text:p>
              </text:list-item>
            </text:list>
            <text:list text:style-name="L3">
              <text:list-item>
                <text:list>
                  <text:list-item>
                    <text:p text:style-name="P4">Send data one <text:span text:style-name="T1">packet</text:span>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milar to envelopes through CanadaPo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Fragment</text:span> larger data into multiple packe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ckets migh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Not</text:span> arrive at al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rrive out of <text:span text:style-name="T1">or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et <text:span text:style-name="T1">duplica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ess <text:span text:style-name="T1">overhead</text:span>, better <text:span text:style-name="T1">latency</text:span> and possibly better <text:span text:style-name="T1">throughpu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Receiving a UDP packet</text:p>
          </draw:text-box>
        </draw:frame>
        <draw:frame presentation:style-name="pr6" draw:text-style-name="P3" draw:layer="layout" svg:width="25.199cm" svg:height="14.74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DatagramSocket</text:span> (in java.net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ock = new </text:span><text:span text:style-name="T1">DatagramSocket</text:span><text:span text:style-name="T2">( </text:span><text:span text:style-name="T5">port</text:span><text:span text:style-name="T2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lock/<text:span text:style-name="T1">wait</text:span> for a pack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ock.</text:span><text:span text:style-name="T1">receive</text:span><text:span text:style-name="T2">( packet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DatagramPacket</text:span>:</text:p>
              </text:list-item>
            </text:list>
            <text:list text:style-name="L3">
              <text:list-item>
                <text:list>
                  <text:list-item>
                    <text:p text:style-name="P4">Data <text:span text:style-name="T1">payload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byte data[] = new byte[ 100 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cket = new </text:span><text:span text:style-name="T1">DatagramPacket</text:span><text:span text:style-name="T2">( data, data.length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ad</text:span> packe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cket.get</text:span><text:span text:style-name="T1">Data</text:span><text:span text:style-name="T2">(), packet.get</text:span><text:span text:style-name="T1">Length</text:span><text:span text:style-name="T2">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cket.get</text:span><text:span text:style-name="T1">Address</text:span><text:span text:style-name="T2">(), packet.get</text:span><text:span text:style-name="T1">Port</text:span><text:span text:style-name="T2">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Sending a UDP packet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Prepare <text:span text:style-name="T1">payload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tring msg = “Hello, World!”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data = msg.</text:span><text:span text:style-name="T1">getBytes</text:span><text:span text:style-name="T2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Package</text:span> payload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acket = new </text:span><text:span text:style-name="T1">DatagramPacket</text:span><text:span text:style-name="T2">(</text:span><text:span text:style-name="T2"><text:line-break/></text:span><text:span text:style-name="T2"><text:tab/></text:span><text:span text:style-name="T5">data</text:span><text:span text:style-name="T6">, </text:span><text:span text:style-name="T5">length</text:span><text:span text:style-name="T6">, </text:span><text:span text:style-name="T5">hostname</text:span><text:span text:style-name="T6">, </text:span><text:span text:style-name="T5">port</text:span><text:span text:style-name="T6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7">Send</text:span><text:span text:style-name="T8"> packe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socket.</text:span><text:span text:style-name="T7">send</text:span><text:span text:style-name="T6">( packet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3-14T17:15:59</dc:date>
    <meta:editing-cycles>126</meta:editing-cycles>
    <meta:editing-duration>P5DT6H27M37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